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2.5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2cm"/>
    </style:style>
    <style:style style:name="gr5" style:family="graphic" style:parent-style-name="standard">
      <style:graphic-properties draw:textarea-horizontal-align="justify" draw:textarea-vertical-align="middle" draw:auto-grow-height="false" fo:min-height="0.57cm" fo:min-width="2.648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2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3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0.946cm" fo:min-width="2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.3cm" svg:height="1.8cm" svg:x="8.5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1.5cm" svg:x="7.5cm" svg:y="5.6cm">
          <text:p text:style-name="P1">Wczytaj: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0.1cm" svg:y1="4.3cm" svg:x2="10.1cm" svg:y2="5.6cm">
          <text:p/>
        </draw:line>
        <draw:custom-shape draw:style-name="gr4" draw:text-style-name="P1" draw:layer="layout" svg:width="3.7cm" svg:height="1.4cm" svg:x="8.127cm" svg:y="8.131cm">
          <text:p text:style-name="P1">Iloczyn: = 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cm" svg:y1="7.1cm" svg:x2="10.1cm" svg:y2="8.1cm">
          <text:p/>
        </draw:line>
        <draw:custom-shape draw:style-name="gr5" draw:text-style-name="P1" draw:layer="layout" svg:width="5cm" svg:height="1.3cm" svg:x="7.5cm" svg:y="10.7cm">
          <text:p text:style-name="P1">Wczytaj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0.1cm" svg:y1="9.5cm" svg:x2="10.1cm" svg:y2="10.7cm">
          <text:p/>
        </draw:line>
        <draw:custom-shape draw:style-name="gr6" draw:text-style-name="P1" draw:layer="layout" svg:width="5cm" svg:height="2.2cm" svg:x="7.7cm" svg:y="13.4cm">
          <text:p text:style-name="P1">Iloczyn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0.2cm" svg:y1="12cm" svg:x2="10.2cm" svg:y2="13.4cm">
          <text:p/>
        </draw:line>
        <draw:custom-shape draw:style-name="gr7" draw:text-style-name="P1" draw:layer="layout" svg:width="4.3cm" svg:height="2.1cm" svg:x="1.3cm" svg:y="13.9cm">
          <text:p text:style-name="P1">Iloczyn *= a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cm" svg:y1="14.5cm" svg:x2="5.6cm" svg:y2="14.5cm">
          <text:p/>
        </draw:line>
        <draw:line draw:style-name="gr8" draw:text-style-name="P2" draw:layer="layout" svg:x1="3.5cm" svg:y1="13.9cm" svg:x2="3.5cm" svg:y2="12.8cm">
          <text:p/>
        </draw:line>
        <draw:line draw:style-name="gr3" draw:text-style-name="P2" draw:layer="layout" svg:x1="3.5cm" svg:y1="12.8cm" svg:x2="10.3cm" svg:y2="12.8cm">
          <text:p/>
        </draw:line>
        <draw:frame draw:style-name="gr9" draw:text-style-name="P3" draw:layer="layout" svg:width="1.9cm" svg:height="1.673cm" svg:x="6.4cm" svg:y="13.8cm">
          <draw:text-box>
            <text:p>tak</text:p>
          </draw:text-box>
        </draw:frame>
        <draw:line draw:style-name="gr3" draw:text-style-name="P2" draw:layer="layout" svg:x1="12.7cm" svg:y1="14.5cm" svg:x2="15.1cm" svg:y2="14.5cm">
          <text:p/>
        </draw:line>
        <draw:frame draw:style-name="gr9" draw:text-style-name="P3" draw:layer="layout" svg:width="1.9cm" svg:height="1.673cm" svg:x="12.7cm" svg:y="13.727cm">
          <draw:text-box>
            <text:p>nie</text:p>
          </draw:text-box>
        </draw:frame>
        <draw:custom-shape draw:style-name="gr10" draw:text-style-name="P1" draw:layer="layout" svg:width="5.1cm" svg:height="1.9cm" svg:x="14.3cm" svg:y="13.7cm">
          <text:p text:style-name="P1">Wypisz:</text:p>
          <text:p text:style-name="P1">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3cm" svg:height="1.8cm" svg:x="15.1cm" svg:y="17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6cm" svg:y1="15.7cm" svg:x2="16.6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59:25.301070775</meta:creation-date>
    <dc:date>2018-11-28T11:32:16.097136280</dc:date>
    <meta:editing-duration>PT2M19S</meta:editing-duration>
    <meta:editing-cycles>1</meta:editing-cycles>
    <meta:document-statistic meta:object-count="19"/>
    <meta:generator>LibreOffice/6.0.6.2$Linux_X86_64 LibreOffice_project/00m0$Build-2</meta:generator>
  </office:meta>
</office:document-meta>
</file>